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[MUSIC] Hello, welcome back. In earlier video lectures,</text:p>
      <text:p text:style-name="Text_20_body">we have discussed the key properties of the application layer M2M</text:p>
      <text:p text:style-name="Text_20_body">communication protocols. In this lessons, we will look at set</text:p>
      <text:p text:style-name="Text_20_body">of popular communication protocols with the goal to give some guidelines to</text:p>
      <text:p text:style-name="Text_20_body">select the right protocol for your system. One thing that always</text:p>
      <text:p text:style-name="Text_20_body">needs to be considered is that selection between any</text:p>
      <text:p text:style-name="Text_20_body">protocols is a matter of compromise. It's rare to find a situation</text:p>
      <text:p text:style-name="Text_20_body">where a protocol fits perfectly. Checking all the check marks. In the light of this is always</text:p>
      <text:p text:style-name="Text_20_body">a good idea to divide your criteria at least into two categories. The absolutely necessary</text:p>
      <text:p text:style-name="Text_20_body">must have features and the optional of good to have features. Absolutely, necessary</text:p>
      <text:p text:style-name="Text_20_body">will be the features that are critical to the project or</text:p>
      <text:p text:style-name="Text_20_body">the operations performed. Good to have features would be those</text:p>
      <text:p text:style-name="Text_20_body">that facilitate the operations further. In this video lecture,</text:p>
      <text:p text:style-name="Text_20_body">we will describe and provide some of these criteria and</text:p>
      <text:p text:style-name="Text_20_body">use cases for the considered protocols. These criteria are Deployment Scenario. The Deployment Scenario is one of</text:p>
      <text:p text:style-name="Text_20_body">the most important factors to look into. In what kind of scenario</text:p>
      <text:p text:style-name="Text_20_body">will a protocol be deployed? Would be a real-time system,</text:p>
      <text:p text:style-name="Text_20_body">telemetry, security, messaging? What kind of connection will be provided? Is it a low power lossy network or</text:p>
      <text:p text:style-name="Text_20_body">a high throughput always on setup? All of these cases require different</text:p>
      <text:p text:style-name="Text_20_body">features from the communication protocol. Security. You need to determine what</text:p>
      <text:p text:style-name="Text_20_body">kind of security you need and then look into whether it is provided or</text:p>
      <text:p text:style-name="Text_20_body">not by your candidate protocols. With the current emergence of malware and</text:p>
      <text:p text:style-name="Text_20_body">data breaches, it's very important to not only project</text:p>
      <text:p text:style-name="Text_20_body">data at rest, but also data in motion and this means the data that would</text:p>
      <text:p text:style-name="Text_20_body">be carried by the protocol. Communication Paradigm. If your link layer connectivity</text:p>
      <text:p text:style-name="Text_20_body">product goal is mesh-based. Meaning, there is no primary gateway or</text:p>
      <text:p text:style-name="Text_20_body">broker. It make sense to use an application layer, communication protocol</text:p>
      <text:p text:style-name="Text_20_body"><text:soft-page-break/>that has the same feature. A protocol which offers direct</text:p>
      <text:p text:style-name="Text_20_body">client to client communication without a central server. On the contrary, if you need to</text:p>
      <text:p text:style-name="Text_20_body">aggregate data from multiple sensors, it's better to use a protocol that</text:p>
      <text:p text:style-name="Text_20_body">has a broker or central server. In this case, there is by default,</text:p>
      <text:p text:style-name="Text_20_body">only one data point, the broker from which all the information</text:p>
      <text:p text:style-name="Text_20_body">can be collected and processed. Payload Format. The cyber-physical system</text:p>
      <text:p text:style-name="Text_20_body">rarely works on its own. Generally, it is part of a larger system,</text:p>
      <text:p text:style-name="Text_20_body">such as a control or monitoring system. In this case, design time and</text:p>
      <text:p text:style-name="Text_20_body">complexity can be reduced by using a protocol that supports the payload</text:p>
      <text:p text:style-name="Text_20_body">format of the rest of the system. Web connected system should</text:p>
      <text:p text:style-name="Text_20_body">utilize communication protocols that support web</text:p>
      <text:p text:style-name="Text_20_body">related formats, such as HDML, XML, even JSON or</text:p>
      <text:p text:style-name="Text_20_body">JavaScript object notation. Strictly, machine to machine</text:p>
      <text:p text:style-name="Text_20_body">systems should utilize protocols that provide support for JSON. Compatibility with Existing Installation. It is important to know what kind of</text:p>
      <text:p text:style-name="Text_20_body">protocols and systems are in use at the moment in the environment in</text:p>
      <text:p text:style-name="Text_20_body">which your system will be installed. This should be the primary guideline for</text:p>
      <text:p text:style-name="Text_20_body">your decision unless there are severe limitations in the current systems that</text:p>
      <text:p text:style-name="Text_20_body">are going to be fixed with the new one. Quality of Service. Critical systems require</text:p>
      <text:p text:style-name="Text_20_body">strong quality of service. Some protocols offer built-in</text:p>
      <text:p text:style-name="Text_20_body">quality of service features. Some protocols do not, but rely on</text:p>
      <text:p text:style-name="Text_20_body">low layer protocols to provide them. Communication Performance. Speed, throughput, cashing, complexity and quality of service are all</text:p>
      <text:p text:style-name="Text_20_body">factors of performance. How fast are the connections established? How much throughput can</text:p>
      <text:p text:style-name="Text_20_body">the protocol provide? Does it for a cashing and resending? What is the communication complexity and</text:p>
      <text:p text:style-name="Text_20_body">how is quality of service handled? All of these provide a measure of the</text:p>
      <text:p text:style-name="Text_20_body">communication performance of the protocol. The first protocol to address is HTTP. HTTP offers non-optimal performance,</text:p>
      <text:p text:style-name="Text_20_body">as it was designed for always on always reliable</text:p>
      <text:p text:style-name="Text_20_body">connectivity platforms. However, it offers the highest level of</text:p>
      <text:p text:style-name="Text_20_body"><text:soft-page-break/>flexibility and ease of integration into current and future cloud systems</text:p>
      <text:p text:style-name="Text_20_body">without any gateways or translations. It also offers the most comprehensive</text:p>
      <text:p text:style-name="Text_20_body">support for different payload formats. And moreover, the newer standard</text:p>
      <text:p text:style-name="Text_20_body">HTTPS offers solid security features. The downside of HTTP are low performance</text:p>
      <text:p text:style-name="Text_20_body">and high energy consumption. Also, it is a connection list protocol. So new connections have to be established,</text:p>
      <text:p text:style-name="Text_20_body">frequently. Consider CoAP,</text:p>
      <text:p text:style-name="Text_20_body">Constrained Application Protocol to be a cyber-physical systems and</text:p>
      <text:p text:style-name="Text_20_body">Internet of Things version of HTTP. It offers what HTTP does</text:p>
      <text:p text:style-name="Text_20_body">plus it is lightweight, has basic quality of service features and higher performance in terms of</text:p>
      <text:p text:style-name="Text_20_body">processing power and memory consumption. CoAP was designed in such</text:p>
      <text:p text:style-name="Text_20_body">a way that it is easy to build a gateway between HTTP and CoAP. And therefore, CoAP can be used,</text:p>
      <text:p text:style-name="Text_20_body">rather seamlessly in web-based scenarios. MQTT or Message Queuing Telemetry</text:p>
      <text:p text:style-name="Text_20_body">Transport Protocol is good for telemetry applications, of course, because it was</text:p>
      <text:p text:style-name="Text_20_body">originally designed for this purpose. The main issue with MQTT is security. It by itself doesn't provide any security</text:p>
      <text:p text:style-name="Text_20_body">features although it can used with lower-level security solutions,</text:p>
      <text:p text:style-name="Text_20_body">such as TLS, transport layer security. MQTT is very lightweight. It doesn't offer any specific</text:p>
      <text:p text:style-name="Text_20_body">payload format support. It just transmits everything has bias. This makes its integration with</text:p>
      <text:p text:style-name="Text_20_body">current systems, rather difficult. Because of its quality</text:p>
      <text:p text:style-name="Text_20_body">of service features, it can handle unreliable connections</text:p>
      <text:p text:style-name="Text_20_body">very well and should be considered for applications where remote operations or</text:p>
      <text:p text:style-name="Text_20_body">messaging plays the key role. XMPP or Extensible Messaging and Presence Protocol is all about messaging,</text:p>
      <text:p text:style-name="Text_20_body">and security. If your devices or notes require</text:p>
      <text:p text:style-name="Text_20_body">messaging between each other and this messaging should be done securely,</text:p>
      <text:p text:style-name="Text_20_body">XMPP used the protocol of choice. XMPP supports both one to one and</text:p>
      <text:p text:style-name="Text_20_body">group oriented messaging. Security alarm systems can use XMPP</text:p>
      <text:p text:style-name="Text_20_body">to alert users on their smartphones. As most of the modern operating</text:p>
      <text:p text:style-name="Text_20_body">systems have some form of XMPP implementation already built-in. Cities can use XMPP to alert users</text:p>
      <text:p text:style-name="Text_20_body"><text:soft-page-break/>about traffic changes due to construction work or</text:p>
      <text:p text:style-name="Text_20_body">natural disasters, for example. XMPP suitable to mashing</text:p>
      <text:p text:style-name="Text_20_body">to mashing messaging and then relaying that information</text:p>
      <text:p text:style-name="Text_20_body">to humans or controllers. On the downside, it is heavy and</text:p>
      <text:p text:style-name="Text_20_body">not very real-time. DDS or Data Distribution Service protocol</text:p>
      <text:p text:style-name="Text_20_body">is about reliability and performance. It has a comprehensive support for</text:p>
      <text:p text:style-name="Text_20_body">quality of service. Each message will get delivered to</text:p>
      <text:p text:style-name="Text_20_body">its recipient even if the broker, which the recipient is</text:p>
      <text:p text:style-name="Text_20_body">connected to goes offline. This reliability feature</text:p>
      <text:p text:style-name="Text_20_body">is one of the key reasons why DDS is preferred in</text:p>
      <text:p text:style-name="Text_20_body">military applications. It also has a strong focus on security. It's very scalable and can easily</text:p>
      <text:p text:style-name="Text_20_body">accommodate growing number of nodes. In this module and the previous one, we</text:p>
      <text:p text:style-name="Text_20_body">have discussed different communication and connectivity protocols and the underlying</text:p>
      <text:p text:style-name="Text_20_body">architecture of the web and its protocols. In the next module, we will move onto building web</text:p>
      <text:p text:style-name="Text_20_body">connectivity into embedded systems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37:08.755947497</dc:date>
    <meta:document-statistic meta:table-count="0" meta:image-count="0" meta:object-count="0" meta:page-count="4" meta:paragraph-count="96" meta:word-count="1128" meta:character-count="6956" meta:non-whitespace-character-count="5924"/>
    <meta:generator>LibreOffice/4.2.8.2$Linux_X86_64 LibreOffice_project/420m0$Build-2</meta:generator>
  </office:meta>
</office:document-meta>
</file>